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Policepardéfaut" style:family="text">
      <style:text-properties style:font-name="Segoe UI Emoji" style:font-name-complex="Segoe UI Emoji"/>
    </style:style>
    <style:style style:name="P10" style:parent-style-name="Normal" style:list-style-name="LFO1" style:family="paragraph"/>
    <style:style style:name="T11" style:parent-style-name="Policepardéfaut" style:family="text">
      <style:text-properties style:font-name="Segoe UI Emoji" style:font-name-complex="Segoe UI Emoji"/>
    </style:style>
    <style:style style:name="P12" style:parent-style-name="Normal" style:list-style-name="LFO1" style:family="paragraph"/>
    <style:style style:name="T13" style:parent-style-name="Policepardéfaut" style:family="text">
      <style:text-properties style:font-name="Segoe UI Emoji" style:font-name-complex="Segoe UI Emoji"/>
    </style:style>
    <style:style style:name="P14" style:parent-style-name="Normal" style:list-style-name="LFO1" style:family="paragraph"/>
    <style:style style:name="T15" style:parent-style-name="Policepardéfaut" style:family="text">
      <style:text-properties style:font-name="Segoe UI Emoji" style:font-name-complex="Segoe UI Emoji"/>
    </style:style>
    <style:style style:name="P16" style:parent-style-name="Normal" style:list-style-name="LFO1" style:family="paragraph"/>
    <style:style style:name="T17" style:parent-style-name="Policepardéfaut" style:family="text">
      <style:text-properties style:font-name="Segoe UI Emoji" style:font-name-complex="Segoe UI Emoji"/>
    </style:style>
    <style:style style:name="P18" style:parent-style-name="Normal" style:list-style-name="LFO1" style:family="paragraph"/>
    <style:style style:name="T19" style:parent-style-name="Policepardéfaut" style:family="text">
      <style:text-properties style:font-name="Segoe UI Emoji" style:font-name-complex="Segoe UI Emoji"/>
    </style:style>
    <style:style style:name="T2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style:font-name="Segoe UI Emoji" style:font-name-complex="Segoe UI Emoji"/>
    </style:style>
    <style:style style:name="T23" style:parent-style-name="Policepardéfaut" style:family="text">
      <style:text-properties style:font-name="MS Gothic" style:font-name-asian="MS Gothic" style:font-name-complex="MS Gothic"/>
    </style:style>
    <style:style style:name="T24" style:parent-style-name="Policepardéfaut" style:family="text">
      <style:text-properties style:font-name="Calibri" style:font-name-complex="Calibri"/>
    </style:style>
    <style:style style:name="T25" style:parent-style-name="Policepardéfaut" style:family="text">
      <style:text-properties style:font-name="Calibri" style:font-name-complex="Calibri"/>
    </style:style>
    <style:style style:name="T26" style:parent-style-name="Policepardéfaut" style:family="text">
      <style:text-properties style:font-name="MS Gothic" style:font-name-asian="MS Gothic" style:font-name-complex="MS Gothic"/>
    </style:style>
    <style:style style:name="T27" style:parent-style-name="Policepardéfaut" style:family="text">
      <style:text-properties style:font-name="Calibri" style:font-name-complex="Calibri"/>
    </style:style>
    <style:style style:name="T28" style:parent-style-name="Policepardéfaut" style:family="text">
      <style:text-properties style:font-name="Calibri" style:font-name-complex="Calibri"/>
    </style:style>
    <style:style style:name="T29" style:parent-style-name="Policepardéfaut" style:family="text">
      <style:text-properties style:font-name="MS Gothic" style:font-name-asian="MS Gothic" style:font-name-complex="MS Gothic"/>
    </style:style>
    <style:style style:name="T30" style:parent-style-name="Policepardéfaut" style:family="text">
      <style:text-properties style:font-name="Calibri" style:font-name-complex="Calibri"/>
    </style:style>
    <style:style style:name="T31" style:parent-style-name="Policepardéfaut" style:family="text">
      <style:text-properties style:font-name="MS Gothic" style:font-name-asian="MS Gothic" style:font-name-complex="MS Gothic"/>
    </style:style>
    <style:style style:name="T32" style:parent-style-name="Policepardéfaut" style:family="text">
      <style:text-properties style:font-name="Calibri" style:font-name-complex="Calibri"/>
    </style:style>
    <style:style style:name="T33" style:parent-style-name="Policepardéfaut" style:family="text">
      <style:text-properties style:font-name="MS Gothic" style:font-name-asian="MS Gothic" style:font-name-complex="MS Gothic"/>
    </style:style>
    <style:style style:name="T34" style:parent-style-name="Policepardéfaut" style:family="text">
      <style:text-properties style:font-name="Calibri" style:font-name-complex="Calibri"/>
    </style:style>
    <style:style style:name="T35" style:parent-style-name="Policepardéfaut" style:family="text">
      <style:text-properties style:font-name="MS Gothic" style:font-name-asian="MS Gothic" style:font-name-complex="MS Gothic"/>
    </style:style>
    <style:style style:name="T36" style:parent-style-name="Policepardéfaut" style:family="text">
      <style:text-properties style:font-name="Calibri" style:font-name-complex="Calibri"/>
    </style:style>
    <style:style style:name="T37" style:parent-style-name="Policepardéfaut" style:family="text">
      <style:text-properties style:font-name="Calibri" style:font-name-complex="Calibri"/>
    </style:style>
    <style:style style:name="T38" style:parent-style-name="Policepardéfaut" style:family="text">
      <style:text-properties style:font-name="MS Gothic" style:font-name-asian="MS Gothic" style:font-name-complex="MS Gothic"/>
    </style:style>
    <style:style style:name="T39" style:parent-style-name="Policepardéfaut" style:family="text">
      <style:text-properties style:font-name="Calibri" style:font-name-complex="Calibri"/>
    </style:style>
    <style:style style:name="T40" style:parent-style-name="Policepardéfaut" style:family="text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T4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T4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language="en" fo:country="US"/>
    </style:style>
    <style:style style:name="T5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language="en" fo:country="US"/>
    </style:style>
    <style:style style:name="T54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5" style:parent-style-name="Policepardéfaut" style:family="text">
      <style:text-properties fo:font-weight="bold" style:font-weight-asian="bold" style:font-weight-complex="bold" fo:language="en" fo:country="US"/>
    </style:style>
    <style:style style:name="P56" style:parent-style-name="Normal" style:family="paragraph">
      <style:text-properties fo:language="en" fo:country="US"/>
    </style:style>
    <style:style style:name="T57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list-style-name="LFO2" style:family="paragraph"/>
    <style:style style:name="P61" style:parent-style-name="Normal" style:list-style-name="LFO3" style:family="paragraph"/>
    <style:style style:name="P62" style:parent-style-name="Normal" style:list-style-name="LFO3" style:family="paragraph"/>
    <style:style style:name="P63" style:parent-style-name="Normal" style:list-style-name="LFO3" style:family="paragraph"/>
    <style:style style:name="P64" style:parent-style-name="Normal" style:list-style-name="LFO3" style:family="paragraph"/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T7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Normal" style:list-style-name="LFO4" style:family="paragraph"/>
    <style:style style:name="P73" style:parent-style-name="Normal" style:list-style-name="LFO4" style:family="paragraph">
      <style:text-properties fo:language="en" fo:country="US"/>
    </style:style>
    <style:style style:name="P74" style:parent-style-name="Normal" style:list-style-name="LFO4" style:family="paragraph"/>
    <style:style style:name="P75" style:parent-style-name="Normal" style:list-style-name="LFO4" style:family="paragraph"/>
    <style:style style:name="T76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🧠</text:span><text:span text:style-name="T3"><text:s/>Détection de Spam SMS avec IA</text:span></text:p>
      <text:p text:style-name="Normal">Ce projet est une mini-application d'Intelligence Artificielle développée en Python.<text:line-break/>Elle permet de détecter automatiquement si un message est un<text:s/><text:span text:style-name="T4">Spam</text:span><text:s/>ou un<text:s/><text:span text:style-name="T5">Ham</text:span><text:s/>(non-spam).</text:p>
      <text:p text:style-name="Normal"><draw:custom-shape svg:x="0in" svg:y="0in" svg:width="45.51042in" svg:height="0.00139in" draw:z-index="0" draw:id="id0" draw:style-name="a0" draw:name="Horizontal Line 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">📌</text:span><text:span text:style-name="T7"><text:s/>Fonctions du projet</text:span></text:p>
      <text:list text:style-name="LFO1" text:continue-numbering="true">
        <text:list-item>
          <text:p text:style-name="P8"><text:span text:style-name="T9">✅</text:span><text:s/>Entraînement d’un modèle IA (TF-IDF + Logistic Regression)</text:p>
        </text:list-item>
        <text:list-item>
          <text:p text:style-name="P10"><text:span text:style-name="T11">✅</text:span><text:s/>Script de prédiction en ligne de commande</text:p>
        </text:list-item>
        <text:list-item>
          <text:p text:style-name="P12"><text:span text:style-name="T13">✅</text:span><text:s/>Interface utilisateur avec Streamlit</text:p>
        </text:list-item>
        <text:list-item>
          <text:p text:style-name="P14"><text:span text:style-name="T15">✅</text:span><text:s/>Tests unitaires avec Pytest</text:p>
        </text:list-item>
        <text:list-item>
          <text:p text:style-name="P16"><text:span text:style-name="T17">✅</text:span><text:s/>Tests automatisés avec Selenium (interface)</text:p>
        </text:list-item>
        <text:list-item>
          <text:p text:style-name="P18"><text:span text:style-name="T19">✅</text:span><text:s/>Intégration Continue via GitHub Actions (CI/CD)</text:p>
        </text:list-item>
      </text:list>
      <text:p text:style-name="Normal"><draw:custom-shape svg:x="0in" svg:y="0in" svg:width="45.51042in" svg:height="0.00139in" draw:z-index="0" draw:id="id1" draw:style-name="a1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">📁</text:span><text:span text:style-name="T21"><text:s/>Structure du projet</text:span></text:p>
      <text:p text:style-name="Normal"><text:span text:style-name="T22">📁</text:span><text:s/>mon-projet-ia/</text:p>
      <text:p text:style-name="Normal"><text:span text:style-name="T23">├</text:span><text:span text:style-name="T24">──</text:span><text:s/>train_model.py <text:s text:c="14"/># Entra<text:span text:style-name="T25">î</text:span>nement IA</text:p>
      <text:p text:style-name="Normal"><text:span text:style-name="T26">├</text:span><text:span text:style-name="T27">──</text:span><text:s/>predict.py <text:s text:c="18"/># Script de pr<text:span text:style-name="T28">é</text:span>diction CLI</text:p>
      <text:p text:style-name="Normal"><text:span text:style-name="T29">├</text:span><text:span text:style-name="T30">──</text:span><text:s/>test_predict.py <text:s text:c="13"/># Tests unitaires</text:p>
      <text:p text:style-name="Normal"><text:span text:style-name="T31">├</text:span><text:span text:style-name="T32">──</text:span><text:s/>app.py <text:s text:c="22"/># Interface utilisateur Streamlit</text:p>
      <text:p text:style-name="Normal"><text:span text:style-name="T33">├</text:span><text:span text:style-name="T34">──</text:span><text:s/>test_streamlit_selenium.py <text:s/># Test automatique de l'interface</text:p>
      <text:p text:style-name="Normal"><text:span text:style-name="T35">├</text:span><text:span text:style-name="T36">──</text:span><text:s/>requirements.txt <text:s text:c="11"/># D<text:span text:style-name="T37">é</text:span>pendances</text:p>
      <text:p text:style-name="Normal"><text:span text:style-name="T38">├</text:span><text:span text:style-name="T39">──</text:span><text:s/>spam.csv <text:s text:c="19"/># Dataset Kaggle</text:p>
      <text:p text:style-name="Normal">└── .github/</text:p>
      <text:p text:style-name="Normal"><text:s text:c="4"/><text:span text:style-name="T40">└── workflows/</text:span></text:p>
      <text:p text:style-name="P41"><text:s text:c="8"/>└── test.yml <text:s text:c="11"/># CI GitHub Actions</text:p>
      <text:p text:style-name="Normal"><draw:custom-shape svg:x="0in" svg:y="0in" svg:width="45.51042in" svg:height="0.00139in" draw:z-index="0" draw:id="id2" draw:style-name="a2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2">🧪</text:span><text:span text:style-name="T43"><text:s/>Tests et Exécution</text:span></text:p>
      <text:soft-page-break/>
      <text:p text:style-name="Normal"><text:span text:style-name="T44">🔹</text:span><text:span text:style-name="T45"><text:s/>1. Installer les dépendances</text:span></text:p>
      <text:p text:style-name="Normal">pip install -r requirements.txt</text:p>
      <text:p text:style-name="Normal"><text:span text:style-name="T46">🔹</text:span><text:span text:style-name="T47"><text:s/>2. Entraîner le modèle</text:span></text:p>
      <text:p text:style-name="Normal">python train_model.py</text:p>
      <text:p text:style-name="Normal"><text:span text:style-name="T48">🔹</text:span><text:span text:style-name="T49"><text:s/>3. Tester le modèle en ligne de commande</text:span></text:p>
      <text:p text:style-name="P50">python predict.py "You won a free prize!"</text:p>
      <text:p text:style-name="Normal"># Résultat : Spam</text:p>
      <text:p text:style-name="Normal"><text:span text:style-name="T51">🔹</text:span><text:span text:style-name="T52"><text:s/>4. Lancer les tests unitaires</text:span></text:p>
      <text:p text:style-name="P53">pytest</text:p>
      <text:p text:style-name="Normal"><text:span text:style-name="T54">🔹</text:span><text:span text:style-name="T55"><text:s/>5. Lancer l’interface Streamlit</text:span></text:p>
      <text:p text:style-name="P56">streamlit run app.py</text:p>
      <text:p text:style-name="Normal">Puis ouvrir :<text:s/><text:a xlink:href="http://localhost:8501/" office:target-frame-name="_top" xlink:show="replace"><text:span text:style-name="Lienhypertexte">http://localhost:8501</text:span></text:a></text:p>
      <text:p text:style-name="Normal"><draw:custom-shape svg:x="0in" svg:y="0in" svg:width="45.51042in" svg:height="0.00139in" draw:z-index="0" draw:id="id3" draw:style-name="a3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7">🤖</text:span><text:span text:style-name="T58"><text:s/>Test automatique avec Selenium</text:span></text:p>
      <text:p text:style-name="P59">Prérequis :</text:p>
      <text:list text:style-name="LFO2" text:continue-numbering="true">
        <text:list-item>
          <text:p text:style-name="P60">Installer selenium :</text:p>
        </text:list-item>
      </text:list>
      <text:p text:style-name="Normal">pip install selenium</text:p>
      <text:list text:style-name="LFO3" text:continue-numbering="true">
        <text:list-item>
          <text:p text:style-name="P61">Télécharger ChromeDriver :</text:p>
          <text:list text:continue-numbering="true">
            <text:list-item>
              <text:p text:style-name="P62">Vérifier la version de Chrome via chrome://settings/help</text:p>
            </text:list-item>
            <text:list-item>
              <text:p text:style-name="P63">Télécharger ChromeDriver ici :<text:line-break/><text:a xlink:href="https://googlechromelabs.github.io/chrome-for-testing/" office:target-frame-name="_top" xlink:show="replace"><text:span text:style-name="Lienhypertexte">https://googlechromelabs.github.io/chrome-for-testing/</text:span></text:a></text:p>
            </text:list-item>
            <text:list-item>
              <text:p text:style-name="P64">Extraire et placer chromedriver.exe dans le dossier du projet</text:p>
            </text:list-item>
          </text:list>
        </text:list-item>
      </text:list>
      <text:p text:style-name="P65">Exécution du test :</text:p>
      <text:p text:style-name="Normal">Lancer d'abord Streamlit :</text:p>
      <text:p text:style-name="Normal">streamlit run app.py</text:p>
      <text:p text:style-name="Normal">Puis dans un autre terminal :</text:p>
      <text:p text:style-name="Normal">python test_streamlit_selenium.py</text:p>
      <text:p text:style-name="Normal">Chrome va s'ouvrir, entrer 5 messages, cliquer sur "Prédire", et vérifier la prédiction.</text:p>
      <text:soft-page-break/>
      <text:p text:style-name="Normal"><draw:custom-shape svg:x="0in" svg:y="0in" svg:width="45.51042in" svg:height="0.00139in" draw:z-index="0" draw:id="id4" draw:style-name="a4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6">🔄</text:span><text:span text:style-name="T67"><text:s/>CI/CD GitHub Actions</text:span></text:p>
      <text:p text:style-name="Normal">Les tests unitaires s'exécutent automatiquement à chaque push via :</text:p>
      <text:p text:style-name="Normal">.github/workflows/test.yml</text:p>
      <text:p text:style-name="Normal"><draw:custom-shape svg:x="0in" svg:y="0in" svg:width="45.51042in" svg:height="0.00139in" draw:z-index="0" draw:id="id5" draw:style-name="a5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8">👩</text:span><text:span text:style-name="T69">‍</text:span><text:span text:style-name="T70">🏫</text:span><text:span text:style-name="T71"><text:s/>Présentation orale suggérée</text:span></text:p>
      <text:list text:style-name="LFO4" text:continue-numbering="true">
        <text:list-item>
          <text:p text:style-name="P72">Contexte du projet : détection automatique de spam</text:p>
        </text:list-item>
        <text:list-item>
          <text:p text:style-name="P73">Dataset : SMS Spam Collection (Kaggle)</text:p>
        </text:list-item>
        <text:list-item>
          <text:p text:style-name="P74">Modèle : LogisticRegression avec TF-IDF</text:p>
        </text:list-item>
        <text:list-item>
          <text:p text:style-name="P75">Démo : CLI → Streamlit → Test Selenium</text:p>
        </text:list-item>
      </text:list>
      <text:p text:style-name="Normal"><draw:custom-shape svg:x="0in" svg:y="0in" svg:width="45.51042in" svg:height="0.00139in" draw:z-index="0" draw:id="id6" draw:style-name="a6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6">👥</text:span><text:span text:style-name="T77"><text:s/>Auteurs</text:span></text:p>
      <text:p text:style-name="Normal">Projet réalisé par :<text:line-break/><text:span text:style-name="T78">Julien Font</text:span>,<text:s/><text:span text:style-name="T79">Elyes Amor</text:span>,<text:s/><text:span text:style-name="T80">Rayan Ziani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n font</meta:initial-creator>
    <dc:creator>julien font</dc:creator>
    <meta:creation-date>2025-05-13T12:04:00Z</meta:creation-date>
    <dc:date>2025-05-13T12:05:00Z</dc:date>
    <meta:template xlink:href="Normal.dotm" xlink:type="simple"/>
    <meta:editing-cycles>1</meta:editing-cycles>
    <meta:editing-duration>PT60S</meta:editing-duration>
    <meta:document-statistic meta:page-count="3" meta:paragraph-count="4" meta:word-count="375" meta:character-count="2435" meta:row-count="17" meta:non-whitespace-character-count="2064"/>
  </office:meta>
</office:document-meta>
</file>